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97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5.5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.29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74cm" fo:min-width="2.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02cm" fo:min-width="2.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2.0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3.3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401cm" fo:min-width="3.3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477cm" svg:height="2.54cm" svg:x="7.858cm" svg:y="2.524cm">
          <text:p text:style-name="P1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81cm" svg:height="2.159cm" svg:x="3.54cm" svg:y="5.826cm">
          <text:p text:style-name="P1">Balanc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6.096cm" svg:height="2.286cm" svg:x="12.049cm" svg:y="6.08cm">
          <text:p text:style-name="P1">Leg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0" draw:id="id10" draw:layer="layout" svg:width="2.794cm" svg:height="1.778cm" svg:x="10.738cm" svg:y="9.462cm">
          <text:p text:style-name="P1">Left Le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1" draw:id="id11" draw:layer="layout" svg:width="2.794cm" svg:height="1.778cm" svg:x="16.421cm" svg:y="9.489cm">
          <text:p text:style-name="P1">Right Le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2" draw:id="id12" draw:layer="layout" svg:width="2.54cm" svg:height="1.624cm" svg:x="9.536cm" svg:y="12.615cm">
          <text:p text:style-name="P1">L Hip<text:line-break/>Joi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5" draw:id="id15" draw:layer="layout" svg:width="2.54cm" svg:height="1.652cm" svg:x="17.866cm" svg:y="12.615cm">
          <text:p text:style-name="P1">R Knee</text:p>
          <text:p text:style-name="P1">Joi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13" draw:id="id13" draw:layer="layout" svg:width="2.54cm" svg:height="1.651cm" svg:x="12.376cm" svg:y="12.615cm">
          <text:p text:style-name="P1">L Knee</text:p>
          <text:p text:style-name="P1">Joi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14" draw:id="id14" draw:layer="layout" svg:width="2.54cm" svg:height="1.651cm" svg:x="15.097cm" svg:y="12.615cm">
          <text:p text:style-name="P1">R Hip<text:line-break/>Joi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6" draw:id="id16" draw:layer="layout" svg:width="2.54cm" svg:height="1.624cm" svg:x="9.509cm" svg:y="15.223cm">
          <text:p text:style-name="P1">L Hip<text:line-break/>Serv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9" draw:id="id19" draw:layer="layout" svg:width="2.54cm" svg:height="1.652cm" svg:x="17.866cm" svg:y="15.256cm">
          <text:p text:style-name="P1">R Knee</text:p>
          <text:p text:style-name="P1">Serv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17" draw:id="id17" draw:layer="layout" svg:width="2.54cm" svg:height="1.651cm" svg:x="12.379cm" svg:y="15.223cm">
          <text:p text:style-name="P1">L Knee</text:p>
          <text:p text:style-name="P1">Serv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18" draw:id="id18" draw:layer="layout" svg:width="2.54cm" svg:height="1.651cm" svg:x="15.072cm" svg:y="15.223cm">
          <text:p text:style-name="P1">R Hip<text:line-break/>Serv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4" draw:id="id4" draw:layer="layout" svg:width="3.81cm" svg:height="2.032cm" svg:x="3.54cm" svg:y="9.255cm">
          <text:p text:style-name="P1">Gyr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5" draw:id="id5" draw:layer="layout" svg:width="3.81cm" svg:height="1.651cm" svg:x="3.54cm" svg:y="12.684cm">
          <text:p text:style-name="P1">MPU605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7" draw:id="id7" draw:layer="layout" svg:width="3.556cm" svg:height="1.524cm" svg:x="6.145cm" svg:y="17.899cm">
          <text:p text:style-name="P1">R Mo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6" draw:id="id6" draw:layer="layout" svg:width="3.556cm" svg:height="1.524cm" svg:x="1.254cm" svg:y="17.872cm">
          <text:p text:style-name="P1">L Mo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9" draw:id="id9" draw:layer="layout" svg:width="3.556cm" svg:height="1.524cm" svg:x="6.145cm" svg:y="20.258cm">
          <text:p text:style-name="P1">R Motor</text:p>
          <text:p text:style-name="P1">DRV882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8" draw:id="id8" draw:layer="layout" svg:width="3.556cm" svg:height="1.524cm" svg:x="1.254cm" svg:y="20.231cm">
          <text:p text:style-name="P1">L Motor</text:p>
          <text:p text:style-name="P1">DRV8825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7.858cm" svg:y1="3.794cm" svg:x2="5.445cm" svg:y2="5.826cm" draw:start-shape="id1" draw:start-glue-point="5" draw:end-shape="id2" draw:end-glue-point="4" svg:d="M7858 3794h-2413v2032" svg:viewBox="0 0 2414 2033">
          <text:p/>
        </draw:connector>
        <draw:connector draw:style-name="gr11" draw:text-style-name="P2" draw:layer="layout" svg:x1="14.335cm" svg:y1="3.794cm" svg:x2="15.097cm" svg:y2="6.08cm" draw:start-shape="id1" draw:start-glue-point="7" draw:end-shape="id3" draw:end-glue-point="4" svg:d="M14335 3794h762v2286" svg:viewBox="0 0 763 2287">
          <text:p/>
        </draw:connector>
        <draw:connector draw:style-name="gr11" draw:text-style-name="P2" draw:layer="layout" svg:x1="5.445cm" svg:y1="9.255cm" svg:x2="5.445cm" svg:y2="7.985cm" draw:start-shape="id4" draw:start-glue-point="4" draw:end-shape="id2" draw:end-glue-point="6" svg:d="M5445 9255v-1270" svg:viewBox="0 0 1 1271">
          <text:p/>
        </draw:connector>
        <draw:connector draw:style-name="gr11" draw:text-style-name="P2" draw:layer="layout" svg:x1="5.445cm" svg:y1="12.684cm" svg:x2="5.445cm" svg:y2="11.287cm" draw:start-shape="id5" draw:start-glue-point="4" draw:end-shape="id4" draw:end-glue-point="6" svg:d="M5445 12684v-1397" svg:viewBox="0 0 1 1398">
          <text:p/>
        </draw:connector>
        <draw:connector draw:style-name="gr11" draw:text-style-name="P2" draw:layer="layout" svg:x1="3.54cm" svg:y1="6.906cm" svg:x2="3.032cm" svg:y2="17.872cm" draw:start-shape="id2" draw:start-glue-point="5" draw:end-shape="id6" draw:end-glue-point="4" svg:d="M3540 6906h-508v10966" svg:viewBox="0 0 509 10967">
          <text:p/>
        </draw:connector>
        <draw:connector draw:style-name="gr11" draw:text-style-name="P2" draw:layer="layout" svg:x1="7.35cm" svg:y1="6.906cm" svg:x2="7.923cm" svg:y2="17.899cm" draw:start-shape="id2" draw:start-glue-point="7" draw:end-shape="id7" draw:end-glue-point="4" svg:d="M7350 6906h573v10993" svg:viewBox="0 0 574 10994">
          <text:p/>
        </draw:connector>
        <draw:connector draw:style-name="gr11" draw:text-style-name="P2" draw:layer="layout" svg:x1="3.032cm" svg:y1="19.396cm" svg:x2="3.032cm" svg:y2="20.231cm" draw:start-shape="id6" draw:start-glue-point="6" draw:end-shape="id8" draw:end-glue-point="4" svg:d="M3032 19396v835" svg:viewBox="0 0 1 836">
          <text:p/>
        </draw:connector>
        <draw:connector draw:style-name="gr11" draw:text-style-name="P2" draw:layer="layout" svg:x1="7.923cm" svg:y1="19.423cm" svg:x2="7.923cm" svg:y2="20.258cm" draw:start-shape="id7" draw:start-glue-point="6" draw:end-shape="id9" draw:end-glue-point="4" svg:d="M7923 19423v835" svg:viewBox="0 0 1 836">
          <text:p/>
        </draw:connector>
        <draw:connector draw:style-name="gr11" draw:text-style-name="P2" draw:layer="layout" svg:x1="15.097cm" svg:y1="8.366cm" svg:x2="12.135cm" svg:y2="9.462cm" draw:start-shape="id3" draw:start-glue-point="6" draw:end-shape="id10" draw:end-glue-point="4" svg:d="M15097 8366v549h-2962v547" svg:viewBox="0 0 2963 1097">
          <text:p/>
        </draw:connector>
        <draw:connector draw:style-name="gr11" draw:text-style-name="P2" draw:layer="layout" svg:x1="15.097cm" svg:y1="8.366cm" svg:x2="17.818cm" svg:y2="9.489cm" draw:start-shape="id3" draw:start-glue-point="6" draw:end-shape="id11" draw:end-glue-point="4" svg:d="M15097 8366v562h2721v561" svg:viewBox="0 0 2722 1124">
          <text:p/>
        </draw:connector>
        <draw:connector draw:style-name="gr11" draw:text-style-name="P2" draw:layer="layout" svg:x1="12.135cm" svg:y1="11.24cm" svg:x2="10.806cm" svg:y2="12.615cm" draw:start-shape="id10" draw:start-glue-point="6" draw:end-shape="id12" draw:end-glue-point="4" svg:d="M12135 11240v688h-1329v687" svg:viewBox="0 0 1330 1376">
          <text:p/>
        </draw:connector>
        <draw:connector draw:style-name="gr11" draw:text-style-name="P2" draw:layer="layout" svg:x1="12.135cm" svg:y1="11.24cm" svg:x2="13.646cm" svg:y2="12.615cm" draw:start-shape="id10" draw:start-glue-point="6" draw:end-shape="id13" draw:end-glue-point="4" svg:d="M12135 11240v688h1511v687" svg:viewBox="0 0 1512 1376">
          <text:p/>
        </draw:connector>
        <draw:connector draw:style-name="gr11" draw:text-style-name="P2" draw:layer="layout" svg:x1="17.818cm" svg:y1="11.267cm" svg:x2="16.367cm" svg:y2="12.615cm" draw:start-shape="id11" draw:start-glue-point="6" draw:end-shape="id14" draw:end-glue-point="4" svg:d="M17818 11267v674h-1451v674" svg:viewBox="0 0 1452 1349">
          <text:p/>
        </draw:connector>
        <draw:connector draw:style-name="gr11" draw:text-style-name="P2" draw:layer="layout" svg:x1="17.818cm" svg:y1="11.267cm" svg:x2="19.136cm" svg:y2="12.615cm" draw:start-shape="id11" draw:start-glue-point="6" draw:end-shape="id15" draw:end-glue-point="4" svg:d="M17818 11267v675h1318v673" svg:viewBox="0 0 1319 1349">
          <text:p/>
        </draw:connector>
        <draw:connector draw:style-name="gr11" draw:text-style-name="P2" draw:layer="layout" svg:x1="10.806cm" svg:y1="14.239cm" svg:x2="10.779cm" svg:y2="15.223cm" draw:start-shape="id12" draw:start-glue-point="6" draw:end-shape="id16" draw:end-glue-point="4" svg:d="M10806 14239v493h-27v491" svg:viewBox="0 0 28 985">
          <text:p/>
        </draw:connector>
        <draw:connector draw:style-name="gr11" draw:text-style-name="P2" draw:layer="layout" svg:x1="13.646cm" svg:y1="14.266cm" svg:x2="13.649cm" svg:y2="15.223cm" draw:start-shape="id13" draw:start-glue-point="6" draw:end-shape="id17" draw:end-glue-point="4" svg:d="M13646 14266v478h3v479" svg:viewBox="0 0 4 958">
          <text:p/>
        </draw:connector>
        <draw:connector draw:style-name="gr11" draw:text-style-name="P2" draw:layer="layout" svg:x1="16.367cm" svg:y1="14.266cm" svg:x2="16.342cm" svg:y2="15.223cm" draw:start-shape="id14" draw:start-glue-point="6" draw:end-shape="id18" draw:end-glue-point="4" svg:d="M16367 14266v478h-25v479" svg:viewBox="0 0 26 958">
          <text:p/>
        </draw:connector>
        <draw:connector draw:style-name="gr11" draw:text-style-name="P2" draw:layer="layout" svg:x1="19.136cm" svg:y1="14.267cm" svg:x2="19.136cm" svg:y2="15.256cm" draw:start-shape="id15" draw:start-glue-point="6" draw:end-shape="id19" draw:end-glue-point="4" svg:d="M19136 14267v989" svg:viewBox="0 0 1 9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4:07:38.807436633</meta:creation-date>
    <dc:date>2020-09-27T14:30:13.313022210</dc:date>
    <meta:editing-duration>PT22M34S</meta:editing-duration>
    <meta:editing-cycles>4</meta:editing-cycles>
    <meta:generator>LibreOffice/6.4.6.2$Linux_X86_64 LibreOffice_project/40$Build-2</meta:generator>
    <meta:document-statistic meta:object-count="37"/>
  </office:meta>
</office:document-meta>
</file>